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Che" svg:font-family="BatangChe" style:font-family-generic="system" style:font-pitch="variable"/>
    <style:font-face style:name="Droid Sans Fallback" svg:font-family="'Droid Sans Fallback'" style:font-family-generic="system" style:font-pitch="variable"/>
    <style:font-face style:name="GungsuhChe1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2.36mm" fo:margin-left="-1.91mm" table:align="left" style:writing-mode="lr-tb"/>
    </style:style>
    <style:style style:name="Table1.A" style:family="table-column">
      <style:table-column-properties style:column-width="43.37mm"/>
    </style:style>
    <style:style style:name="Table1.B" style:family="table-column">
      <style:table-column-properties style:column-width="41.98mm"/>
    </style:style>
    <style:style style:name="Table1.C" style:family="table-column">
      <style:table-column-properties style:column-width="116.96mm"/>
    </style:style>
    <style:style style:name="Table1.D" style:family="table-column">
      <style:table-column-properties style:column-width="40.02mm"/>
    </style:style>
    <style:style style:name="Table1.1" style:family="table-row">
      <style:table-row-properties style:min-row-height="6.77mm" fo:keep-together="auto"/>
    </style:style>
    <style:style style:name="Table1.A1" style:family="table-cell">
      <style:table-cell-properties style:vertical-align="bottom" fo:background-color="#ffffff" fo:padding-left="1.91mm" fo:padding-right="1.91mm" fo:padding-top="0mm" fo:padding-bottom="0mm" fo:border="1pt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en" fo:country="US" fo:font-weight="bold" style:font-name-asian="GungsuhChe1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style:font-size-asian="12pt" style:font-weight-asian="bold"/>
    </style:style>
    <style:style style:name="P7" style:family="paragraph" style:parent-style-name="Standard">
      <style:paragraph-properties fo:margin-top="0mm" fo:margin-bottom="0mm" fo:line-height="100%" fo:text-align="center" style:justify-single-word="false"/>
    </style:style>
    <style:style style:name="P8" style:family="paragraph" style:parent-style-name="Standard">
      <style:paragraph-properties fo:margin-top="0mm" fo:margin-bottom="0mm" fo:line-height="100%"/>
      <style:text-properties fo:color="#000000" style:font-name="Calibri" style:font-name-asian="Times New Roman1" style:font-name-complex="Times New Roman1"/>
    </style:style>
    <style:style style:name="P9" style:family="paragraph" style:parent-style-name="Standard">
      <style:paragraph-properties fo:margin-top="0mm" fo:margin-bottom="0mm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margin-left="25.4mm" fo:margin-right="0mm" fo:text-indent="12.7mm" style:auto-text-indent="false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 fo:font-style="italic" style:font-name-asian="BatangChe" style:font-style-asian="italic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name-asian="GungsuhChe1" style:font-weight-asian="bold"/>
    </style:style>
    <style:style style:name="T4" style:family="text">
      <style:text-properties fo:color="#000000" style:font-name="Calibri" fo:font-weight="bold" style:font-name-asian="Times New Roman1" style:font-weight-asian="bold" style:font-name-complex="Times New Roman1"/>
    </style:style>
    <style:style style:name="T5" style:family="text">
      <style:text-properties fo:font-size="22pt" fo:language="en" fo:country="US" fo:font-weight="bold" style:font-size-asian="22pt" style:font-weight-asian="bold" style:font-size-complex="2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GungsuhChe" fo:font-size="14pt" fo:language="en" fo:country="US" fo:font-style="italic" style:font-name-asian="GungsuhChe1" style:font-size-asian="14pt" style:font-style-asian="italic" style:font-size-complex="14pt"/>
    </style:style>
    <style:style style:name="T8" style:family="text">
      <style:text-properties style:font-name="GungsuhChe" fo:font-size="16pt" fo:language="en" fo:country="US" fo:font-style="italic" style:font-name-asian="GungsuhChe1" style:font-size-asian="16pt" style:font-style-asian="italic" style:font-size-complex="16pt"/>
    </style:style>
    <style:style style:name="T9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/>
    </style:style>
    <style:style style:name="T10" style:family="text">
      <style:text-properties fo:font-size="16pt" fo:language="en" fo:country="US" fo:font-style="italic" fo:font-weight="bold" style:font-size-asian="16pt" style:font-style-asian="italic" style:font-weight-asian="bold" style:font-size-complex="16pt"/>
    </style:style>
    <style:style style:name="T11" style:family="text">
      <style:text-properties fo:font-size="16pt" fo:language="en" fo:country="US" fo:font-weight="bold" style:font-size-asian="16pt" style:font-weight-asian="bold" style:font-size-complex="16pt"/>
    </style:style>
    <style:style style:name="T12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13" style:family="text">
      <style:text-properties fo:font-size="18pt" fo:language="en" fo:country="US" fo:font-style="italic" style:font-size-asian="18pt" style:font-style-asian="italic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 text:c="7"/>Certificate Number <text:s text:c="196"/>Number of Shar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4">1</text:span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7"><text:span text:style-name="T4">xx</text:span></text:p>
          </table:table-cell>
        </table:table-row>
      </table:table>
      <text:p text:style-name="P2"><text:span text:style-name="T5">AAA</text:span></text:p>
      <text:p text:style-name="P2"><text:span text:style-name="T2">(Unique Entity Number: BBB) </text:span></text:p>
      <text:p text:style-name="P2"><text:span text:style-name="T2"><text:s/>(Incorporated in Republic of Singapore)</text:span></text:p>
      <text:p text:style-name="P3"/>
      <text:p text:style-name="P1"><text:span text:style-name="T6">Registered Office : Blk 531 Upper Cross Street #04-52 Hong Lim Complex Singapore 050531</text:span><text:bookmark text:name="_GoBack"/></text:p>
      <text:p text:style-name="P6"/>
      <text:p text:style-name="P1"><text:span text:style-name="T7"><text:s text:c="3"/>This is to certify that</text:span><text:span text:style-name="T8"> </text:span><text:span text:style-name="T12">CCC</text:span><text:span text:style-name="T7"> of address </text:span><text:span text:style-name="T9">Add-2 </text:span></text:p>
      <text:p text:style-name="P1"><text:span text:style-name="T8">is the registered holder of XX Hundred/Thousand Ordinary Shares</text:span><text:span text:style-name="T9"> </text:span></text:p>
      <text:p text:style-name="P1"><text:span text:style-name="T8">fully paid cash in</text:span><text:span text:style-name="T10"> <text:s/></text:span><text:span text:style-name="T12">AAA</text:span><text:span text:style-name="T11"> <text:s/></text:span><text:span text:style-name="T8">subject to the </text:span></text:p>
      <text:p text:style-name="P1"><text:span text:style-name="T8">Memorandum &amp; Articles of Association of the Company.</text:span></text:p>
      <text:p text:style-name="P10"><text:span text:style-name="T13">Given under the Common Seal</text:span><text:span text:style-name="T2"> of the Company on DDth MM YYYY</text:span></text:p>
      <text:p text:style-name="P4"/>
      <text:p text:style-name="P4"/>
      <text:p text:style-name="Standard"><text:span text:style-name="T2"><text:tab/><text:tab/><text:tab/><text:tab/><text:tab/><text:tab/><text:tab/><text:tab/> <text:s text:c="91"/>________________________ Director</text:span></text:p>
      <text:p text:style-name="P4"/>
      <text:p text:style-name="P1"><text:span text:style-name="T2"> <text:s text:c="195"/>________________________</text:span><text:span text:style-name="T3"> Director</text:span></text:p>
      <text:p text:style-name="P5"/>
      <text:p text:style-name="P1"><text:soft-page-break/><text:span text:style-name="T2"><text:s text:c="199"/>________________________ Secret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GungsuhChe" svg:font-family="GungsuhCh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atangChe" svg:font-family="BatangChe" style:font-family-generic="system" style:font-pitch="variable"/>
    <style:font-face style:name="Droid Sans Fallback" svg:font-family="'Droid Sans Fallback'" style:font-family-generic="system" style:font-pitch="variable"/>
    <style:font-face style:name="GungsuhChe1" svg:font-family="GungsuhChe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9mm" fo:margin-bottom="4.3mm" fo:margin-left="22mm" fo:margin-right="22mm" style:writing-mode="lr-tb" style:layout-grid-color="#c0c0c0" style:layout-grid-lines="29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2</meta:editing-cycles>
    <meta:print-date>2014-11-19T09:33:00</meta:print-date>
    <meta:creation-date>2015-07-02T04:29:00</meta:creation-date>
    <dc:date>2015-07-02T04:29:00</dc:date>
    <meta:editing-duration>P0D</meta:editing-duration>
    <meta:generator>LibreOffice/3.5$Linux_X86_64 LibreOffice_project/350m1$Build-2</meta:generator>
    <meta:document-statistic meta:table-count="1" meta:image-count="0" meta:object-count="0" meta:page-count="2" meta:paragraph-count="15" meta:word-count="85" meta:character-count="1258" meta:non-whitespace-character-count="4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